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fa957" officeooo:paragraph-rsid="001fa957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officeooo:rsid="002e98e0" officeooo:paragraph-rsid="002e98e0"/>
    </style:style>
    <style:style style:name="P7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8" style:family="paragraph" style:parent-style-name="Standard">
      <style:paragraph-properties fo:text-align="start" style:justify-single-word="false"/>
      <style:text-properties fo:font-style="normal" officeooo:rsid="002feb7e" officeooo:paragraph-rsid="002feb7e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officeooo:rsid="00311743" officeooo:paragraph-rsid="00311743"/>
    </style:style>
    <style:style style:name="P10" style:family="paragraph" style:parent-style-name="Standard">
      <style:paragraph-properties fo:text-align="start" style:justify-single-word="false"/>
      <style:text-properties officeooo:rsid="0031a1cb" officeooo:paragraph-rsid="0031a1cb"/>
    </style:style>
    <style:style style:name="P11" style:family="paragraph" style:parent-style-name="Standard">
      <style:paragraph-properties fo:text-align="start" style:justify-single-word="false"/>
      <style:text-properties officeooo:rsid="0031b61e" officeooo:paragraph-rsid="0032fbef"/>
    </style:style>
    <style:style style:name="P12" style:family="paragraph" style:parent-style-name="Standard">
      <style:paragraph-properties fo:text-align="start" style:justify-single-word="false"/>
      <style:text-properties officeooo:rsid="0032fbef" officeooo:paragraph-rsid="0032fbef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32fbef" officeooo:paragraph-rsid="0032fbef"/>
    </style:style>
    <style:style style:name="T1" style:family="text">
      <style:text-properties officeooo:rsid="001feefc"/>
    </style:style>
    <style:style style:name="T2" style:family="text">
      <style:text-properties officeooo:rsid="002e98e0"/>
    </style:style>
    <style:style style:name="T3" style:family="text">
      <style:text-properties officeooo:rsid="00311743"/>
    </style:style>
    <style:style style:name="T4" style:family="text">
      <style:text-properties style:text-position="super 58%" officeooo:rsid="00311743"/>
    </style:style>
    <style:style style:name="T5" style:family="text">
      <style:text-properties officeooo:rsid="0031a1cb"/>
    </style:style>
    <style:style style:name="T6" style:family="text">
      <style:text-properties officeooo:rsid="0031b61e"/>
    </style:style>
    <style:style style:name="T7" style:family="text">
      <style:text-properties officeooo:rsid="0032fbef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32fbef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32fbef"/>
    </style:style>
    <style:style style:name="T12" style:family="text">
      <style:text-properties style:font-name="Liberation Serif" officeooo:rsid="003463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9</text:span>:</text:p>
      <text:p text:style-name="P6">Latent Heat of Vaporization</text:p>
      <text:p text:style-name="P2"/>
      <text:p text:style-name="P4">Background: </text:p>
      <text:p text:style-name="P8">In order for a material to change phases, energy must be added to the material. <text:s/>This energy is called the Latent Heat. <text:s/>In this experiment, the Latent Heat of Vaporization is determined for Water. <text:s/><text:span text:style-name="T3">It is compared to the standard value of 2.26 x 10</text:span><text:span text:style-name="T4">6</text:span><text:span text:style-name="T3"> J/kg. <text:s/></text:span></text:p>
      <text:p text:style-name="P7"/>
      <text:p text:style-name="P3">Materials you will need:</text:p>
      <text:p text:style-name="P9">Hot Plate</text:p>
      <text:p text:style-name="P9">Thermometer</text:p>
      <text:p text:style-name="P9">Pyrex or other heat-resistant glass Beaker</text:p>
      <text:p text:style-name="P9">Water</text:p>
      <text:p text:style-name="P9">Stopwatch</text:p>
      <text:p text:style-name="P9"/>
      <text:p text:style-name="P9"/>
      <text:p text:style-name="P5"><text:span text:style-name="T1">Instructions</text:span>:</text:p>
      <text:p text:style-name="P9">Turn on the hot plate to medium-high heat (setting 4 or 5). <text:s/>Allow the hot plate to <text:span text:style-name="T5">pre-heat for about 5 minutes.</text:span></text:p>
      <text:p text:style-name="P9"/>
      <text:p text:style-name="P10">While the hot plate is heating, measure the mass of the empty beaker. <text:s/>Then, pour 200 mL of water into the beaker, and measure the total mass of the water and beaker. <text:s/>Calculate the mass of the water. <text:s/>(Pure water should be 200g. <text:s/>Tap water has dissolved minerals in it, and thus should have a slightly greater mass.) <text:s text:c="2"/><text:span text:style-name="T6">Record the initial temperature of the water using a thermometer. <text:s/></text:span></text:p>
      <text:p text:style-name="P10"/>
      <text:p text:style-name="P11">After the hot-plate has been pre-heated, place the beaker on the hot-plate. <text:s/>Put the thermometer into the water, and leave it immersed for the duration of the experiment. <text:s/><text:span text:style-name="T7">When the temperature reaches 80</text:span><text:span text:style-name="T9">º</text:span><text:span text:style-name="T11">C, start the timer. <text:s/>Stop the timer when the temperature reaches 90</text:span><text:span text:style-name="T9">º</text:span><text:span text:style-name="T11">C. <text:s/>This will be used later to determine the energy entering the water per unit time. <text:s/></text:span></text:p>
      <text:p text:style-name="P13"/>
      <text:p text:style-name="P12"><text:span text:style-name="T10">When the water begins to boil (In El Paso, this will likely be around 97</text:span><text:span text:style-name="T8">º</text:span><text:span text:style-name="T10">C, depending on atmospheric pressure and other factors), </text:span><text:span text:style-name="T12">start the timer again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12-09T08:44:59.058113129</dc:date>
    <meta:editing-duration>PT1H4M39S</meta:editing-duration>
    <meta:editing-cycles>42</meta:editing-cycles>
    <meta:generator>LibreOffice/4.3.7.2$Linux_X86_64 LibreOffice_project/430$Build-2</meta:generator>
    <meta:document-statistic meta:table-count="0" meta:image-count="0" meta:object-count="0" meta:page-count="1" meta:paragraph-count="15" meta:word-count="244" meta:character-count="1434" meta:non-whitespace-character-count="1182"/>
  </office:meta>
</office:document-meta>
</file>